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387cm"/>
    </style:style>
    <style:style style:name="co7" style:family="table-column">
      <style:table-column-properties fo:break-before="auto" style:column-width="8.154cm"/>
    </style:style>
    <style:style style:name="co8" style:family="table-column">
      <style:table-column-properties fo:break-before="auto" style:column-width="8.5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s_4_CORES_PC_BY_RANGE" table:style-name="ta1">
        <table:shapes>
          <draw:frame draw:z-index="0" draw:style-name="gr1" draw:text-style-name="P1" svg:width="26.066cm" svg:height="13.149cm" svg:x="17.518cm" svg:y="0.529cm">
            <draw:object draw:notify-on-update-of-ranges="results_4_CORES_PC_BY_RANGE.G2:results_4_CORES_PC_BY_RANGE.G72 results_4_CORES_PC_BY_RANGE.C1:results_4_CORES_PC_BY_RANGE.C1 results_4_CORES_PC_BY_RANGE.C2:results_4_CORES_PC_BY_RANGE.C72 results_4_CORES_PC_BY_RANGE.D1:results_4_CORES_PC_BY_RANGE.D1 results_4_CORES_PC_BY_RANGE.D2:results_4_CORES_PC_BY_RANGE.D72 results_4_CORES_PC_BY_RANGE.E1:results_4_CORES_PC_BY_RANGE.E1 results_4_CORES_PC_BY_RANGE.E2:results_4_CORES_PC_BY_RANGE.E72 results_4_CORES_PC_BY_RANGE.F1:results_4_CORES_PC_BY_RANGE.F1 results_4_CORES_PC_BY_RANGE.F2:results_4_CORES_PC_BY_RANGE.F7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.37763949811282">
            <text:p>3.3776394981</text:p>
          </table:table-cell>
          <table:table-cell office:value-type="float" office:value="0.31913371996192">
            <text:p>0.31913372</text:p>
          </table:table-cell>
          <table:table-cell office:value-type="float" office:value="0.0279299641015904">
            <text:p>0.0279299641</text:p>
          </table:table-cell>
          <table:table-cell office:value-type="float" office:value="0.0341467726901391">
            <text:p>0.0341467727</text:p>
          </table:table-cell>
          <table:table-cell table:formula="of:=[results_4_CORES_PC_BY_RANGE.B2]-[results_4_CORES_PC_BY_RANG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320807278546661">
            <text:p>0.3208072785</text:p>
          </table:table-cell>
          <table:table-cell office:value-type="float" office:value="0.0553337346934139">
            <text:p>0.0553337347</text:p>
          </table:table-cell>
          <table:table-cell office:value-type="float" office:value="0.286081339010424">
            <text:p>0.286081339</text:p>
          </table:table-cell>
          <table:table-cell office:value-type="float" office:value="0.252846387222855">
            <text:p>0.2528463872</text:p>
          </table:table-cell>
          <table:table-cell table:formula="of:=[results_4_CORES_PC_BY_RANGE.B3]-[results_4_CORES_PC_BY_RANGE.A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39644042944061">
            <text:p>0.2396440429</text:p>
          </table:table-cell>
          <table:table-cell office:value-type="float" office:value="0.0686244132407067">
            <text:p>0.0686244132</text:p>
          </table:table-cell>
          <table:table-cell office:value-type="float" office:value="0.357876720948378">
            <text:p>0.3578767209</text:p>
          </table:table-cell>
          <table:table-cell office:value-type="float" office:value="0.172952853598015">
            <text:p>0.1729528536</text:p>
          </table:table-cell>
          <table:table-cell table:formula="of:=[results_4_CORES_PC_BY_RANGE.B4]-[results_4_CORES_PC_BY_RANG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96722643401861">
            <text:p>0.1967226434</text:p>
          </table:table-cell>
          <table:table-cell office:value-type="float" office:value="0.0678354335972671">
            <text:p>0.0678354336</text:p>
          </table:table-cell>
          <table:table-cell office:value-type="float" office:value="0.394739209138642">
            <text:p>0.3947392091</text:p>
          </table:table-cell>
          <table:table-cell office:value-type="float" office:value="0.194176126543423">
            <text:p>0.1941761265</text:p>
          </table:table-cell>
          <table:table-cell table:formula="of:=[results_4_CORES_PC_BY_RANGE.B5]-[results_4_CORES_PC_BY_RANG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5326921669282">
            <text:p>0.2253269217</text:p>
          </table:table-cell>
          <table:table-cell office:value-type="float" office:value="0.0730458969070889">
            <text:p>0.0730458969</text:p>
          </table:table-cell>
          <table:table-cell office:value-type="float" office:value="0.398684603213037">
            <text:p>0.3986846032</text:p>
          </table:table-cell>
          <table:table-cell office:value-type="float" office:value="0.200000564957388">
            <text:p>0.200000565</text:p>
          </table:table-cell>
          <table:table-cell table:formula="of:=[results_4_CORES_PC_BY_RANGE.B6]-[results_4_CORES_PC_BY_RANG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75872390212872">
            <text:p>1.7587239021</text:p>
          </table:table-cell>
          <table:table-cell office:value-type="float" office:value="0.253959164780218">
            <text:p>0.2539591648</text:p>
          </table:table-cell>
          <table:table-cell office:value-type="float" office:value="0.0243931708858149">
            <text:p>0.0243931709</text:p>
          </table:table-cell>
          <table:table-cell office:value-type="float" office:value="0.0237393551812934">
            <text:p>0.0237393552</text:p>
          </table:table-cell>
          <table:table-cell table:formula="of:=[results_4_CORES_PC_BY_RANGE.B7]-[results_4_CORES_PC_BY_RANG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7272687725665">
            <text:p>0.2172726877</text:p>
          </table:table-cell>
          <table:table-cell office:value-type="float" office:value="0.0414930717298927">
            <text:p>0.0414930717</text:p>
          </table:table-cell>
          <table:table-cell office:value-type="float" office:value="0.250262166118474">
            <text:p>0.2502621661</text:p>
          </table:table-cell>
          <table:table-cell office:value-type="float" office:value="0.165512344071768">
            <text:p>0.1655123441</text:p>
          </table:table-cell>
          <table:table-cell table:formula="of:=[results_4_CORES_PC_BY_RANGE.B8]-[results_4_CORES_PC_BY_RANG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0710358594184">
            <text:p>0.2207103586</text:p>
          </table:table-cell>
          <table:table-cell office:value-type="float" office:value="0.0515819579595615">
            <text:p>0.051581958</text:p>
          </table:table-cell>
          <table:table-cell office:value-type="float" office:value="0.374426602484766">
            <text:p>0.3744266025</text:p>
          </table:table-cell>
          <table:table-cell office:value-type="float" office:value="0.192097249654822">
            <text:p>0.1920972497</text:p>
          </table:table-cell>
          <table:table-cell table:formula="of:=[results_4_CORES_PC_BY_RANGE.B9]-[results_4_CORES_PC_BY_RANG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0696851518967">
            <text:p>0.1706968515</text:p>
          </table:table-cell>
          <table:table-cell office:value-type="float" office:value="0.0607173765092382">
            <text:p>0.0607173765</text:p>
          </table:table-cell>
          <table:table-cell office:value-type="float" office:value="0.328892813093087">
            <text:p>0.3288928131</text:p>
          </table:table-cell>
          <table:table-cell office:value-type="float" office:value="0.163466584628748">
            <text:p>0.1634665846</text:p>
          </table:table-cell>
          <table:table-cell table:formula="of:=[results_4_CORES_PC_BY_RANGE.B10]-[results_4_CORES_PC_BY_RANG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039024560668">
            <text:p>0.2103902456</text:p>
          </table:table-cell>
          <table:table-cell office:value-type="float" office:value="0.0741735993143479">
            <text:p>0.0741735993</text:p>
          </table:table-cell>
          <table:table-cell office:value-type="float" office:value="0.425127366427033">
            <text:p>0.4251273664</text:p>
          </table:table-cell>
          <table:table-cell office:value-type="float" office:value="0.220730943690151">
            <text:p>0.2207309437</text:p>
          </table:table-cell>
          <table:table-cell table:formula="of:=[results_4_CORES_PC_BY_RANGE.B11]-[results_4_CORES_PC_BY_RANG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858815407385059">
            <text:p>0.8588154074</text:p>
          </table:table-cell>
          <table:table-cell office:value-type="float" office:value="0.158652262354947">
            <text:p>0.1586522624</text:p>
          </table:table-cell>
          <table:table-cell office:value-type="float" office:value="0.725508847327922">
            <text:p>0.7255088473</text:p>
          </table:table-cell>
          <table:table-cell office:value-type="float" office:value="0.512703430404058">
            <text:p>0.5127034304</text:p>
          </table:table-cell>
          <table:table-cell table:formula="of:=[results_4_CORES_PC_BY_RANGE.B12]-[results_4_CORES_PC_BY_RANG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582730115218">
            <text:p>1.2058273012</text:p>
          </table:table-cell>
          <table:table-cell office:value-type="float" office:value="0.17365219228379">
            <text:p>0.1736521923</text:p>
          </table:table-cell>
          <table:table-cell office:value-type="float" office:value="0.823844340623404">
            <text:p>0.8238443406</text:p>
          </table:table-cell>
          <table:table-cell office:value-type="float" office:value="0.465417258203505">
            <text:p>0.4654172582</text:p>
          </table:table-cell>
          <table:table-cell table:formula="of:=[results_4_CORES_PC_BY_RANGE.B13]-[results_4_CORES_PC_BY_RANG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7696112686285">
            <text:p>1.1769611269</text:p>
          </table:table-cell>
          <table:table-cell office:value-type="float" office:value="0.262230755915468">
            <text:p>0.2622307559</text:p>
          </table:table-cell>
          <table:table-cell office:value-type="float" office:value="0.816759771625476">
            <text:p>0.8167597716</text:p>
          </table:table-cell>
          <table:table-cell office:value-type="float" office:value="0.747987943425605">
            <text:p>0.7479879434</text:p>
          </table:table-cell>
          <table:table-cell table:formula="of:=[results_4_CORES_PC_BY_RANGE.B14]-[results_4_CORES_PC_BY_RANG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1818063177">
            <text:p>1.1518180632</text:p>
          </table:table-cell>
          <table:table-cell office:value-type="float" office:value="0.196830896107985">
            <text:p>0.1968308961</text:p>
          </table:table-cell>
          <table:table-cell office:value-type="float" office:value="0.825228021042274">
            <text:p>0.825228021</text:p>
          </table:table-cell>
          <table:table-cell office:value-type="float" office:value="1.05029056286934">
            <text:p>1.0502905629</text:p>
          </table:table-cell>
          <table:table-cell table:formula="of:=[results_4_CORES_PC_BY_RANGE.B15]-[results_4_CORES_PC_BY_RANG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851365118718">
            <text:p>1.1885136512</text:p>
          </table:table-cell>
          <table:table-cell office:value-type="float" office:value="0.269173536527056">
            <text:p>0.2691735365</text:p>
          </table:table-cell>
          <table:table-cell office:value-type="float" office:value="0.859399262403645">
            <text:p>0.8593992624</text:p>
          </table:table-cell>
          <table:table-cell office:value-type="float" office:value="0.878229009174052">
            <text:p>0.8782290092</text:p>
          </table:table-cell>
          <table:table-cell table:formula="of:=[results_4_CORES_PC_BY_RANGE.B16]-[results_4_CORES_PC_BY_RANG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766828060647766">
            <text:p>0.7668280606</text:p>
          </table:table-cell>
          <table:table-cell office:value-type="float" office:value="0.131619939996749">
            <text:p>0.13161994</text:p>
          </table:table-cell>
          <table:table-cell office:value-type="float" office:value="0.667895594159945">
            <text:p>0.6678955942</text:p>
          </table:table-cell>
          <table:table-cell office:value-type="float" office:value="0.566473385457349">
            <text:p>0.5664733855</text:p>
          </table:table-cell>
          <table:table-cell table:formula="of:=[results_4_CORES_PC_BY_RANGE.B17]-[results_4_CORES_PC_BY_RANG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137133862967">
            <text:p>1.1813713386</text:p>
          </table:table-cell>
          <table:table-cell office:value-type="float" office:value="0.253831024491737">
            <text:p>0.2538310245</text:p>
          </table:table-cell>
          <table:table-cell office:value-type="float" office:value="0.805998556240318">
            <text:p>0.8059985562</text:p>
          </table:table-cell>
          <table:table-cell office:value-type="float" office:value="0.484615563654921">
            <text:p>0.4846155637</text:p>
          </table:table-cell>
          <table:table-cell table:formula="of:=[results_4_CORES_PC_BY_RANGE.B18]-[results_4_CORES_PC_BY_RANG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85941125552524">
            <text:p>1.8594112555</text:p>
          </table:table-cell>
          <table:table-cell office:value-type="float" office:value="0.245705538949045">
            <text:p>0.2457055389</text:p>
          </table:table-cell>
          <table:table-cell office:value-type="float" office:value="0.831074158169476">
            <text:p>0.8310741582</text:p>
          </table:table-cell>
          <table:table-cell office:value-type="float" office:value="0.799089241336194">
            <text:p>0.7990892413</text:p>
          </table:table-cell>
          <table:table-cell table:formula="of:=[results_4_CORES_PC_BY_RANGE.B19]-[results_4_CORES_PC_BY_RANG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793560714979">
            <text:p>1.2079356071</text:p>
          </table:table-cell>
          <table:table-cell office:value-type="float" office:value="0.188525056571488">
            <text:p>0.1885250566</text:p>
          </table:table-cell>
          <table:table-cell office:value-type="float" office:value="0.827354250091414">
            <text:p>0.8273542501</text:p>
          </table:table-cell>
          <table:table-cell office:value-type="float" office:value="1.07882034052046">
            <text:p>1.0788203405</text:p>
          </table:table-cell>
          <table:table-cell table:formula="of:=[results_4_CORES_PC_BY_RANGE.B20]-[results_4_CORES_PC_BY_RANG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942383197164">
            <text:p>1.1942383197</text:p>
          </table:table-cell>
          <table:table-cell office:value-type="float" office:value="0.284880281643893">
            <text:p>0.2848802816</text:p>
          </table:table-cell>
          <table:table-cell office:value-type="float" office:value="0.852876299425821">
            <text:p>0.8528762994</text:p>
          </table:table-cell>
          <table:table-cell office:value-type="float" office:value="0.93658851333733">
            <text:p>0.9365885133</text:p>
          </table:table-cell>
          <table:table-cell table:formula="of:=[results_4_CORES_PC_BY_RANGE.B21]-[results_4_CORES_PC_BY_RANG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34082804849695">
            <text:p>2.3408280485</text:p>
          </table:table-cell>
          <table:table-cell office:value-type="float" office:value="0.506817026422834">
            <text:p>0.5068170264</text:p>
          </table:table-cell>
          <table:table-cell office:value-type="float" office:value="0.908270200247853">
            <text:p>0.9082702002</text:p>
          </table:table-cell>
          <table:table-cell office:value-type="float" office:value="1.86560051775865">
            <text:p>1.8656005178</text:p>
          </table:table-cell>
          <table:table-cell table:formula="of:=[results_4_CORES_PC_BY_RANGE.B22]-[results_4_CORES_PC_BY_RANG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12537693151669">
            <text:p>2.1253769315</text:p>
          </table:table-cell>
          <table:table-cell office:value-type="float" office:value="0.416007445058092">
            <text:p>0.4160074451</text:p>
          </table:table-cell>
          <table:table-cell office:value-type="float" office:value="0.963233114508212">
            <text:p>0.9632331145</text:p>
          </table:table-cell>
          <table:table-cell office:value-type="float" office:value="2.21997406075559">
            <text:p>2.2199740608</text:p>
          </table:table-cell>
          <table:table-cell table:formula="of:=[results_4_CORES_PC_BY_RANGE.B23]-[results_4_CORES_PC_BY_RANG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9345472124502">
            <text:p>3.2934547212</text:p>
          </table:table-cell>
          <table:table-cell office:value-type="float" office:value="0.595493680828014">
            <text:p>0.5954936808</text:p>
          </table:table-cell>
          <table:table-cell office:value-type="float" office:value="0.957305168985307">
            <text:p>0.957305169</text:p>
          </table:table-cell>
          <table:table-cell office:value-type="float" office:value="2.25929259799068">
            <text:p>2.259292598</text:p>
          </table:table-cell>
          <table:table-cell table:formula="of:=[results_4_CORES_PC_BY_RANGE.B24]-[results_4_CORES_PC_BY_RANG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36878859165769">
            <text:p>3.3687885917</text:p>
          </table:table-cell>
          <table:table-cell office:value-type="float" office:value="0.615754194603711">
            <text:p>0.6157541946</text:p>
          </table:table-cell>
          <table:table-cell office:value-type="float" office:value="0.957900048972893">
            <text:p>0.957900049</text:p>
          </table:table-cell>
          <table:table-cell office:value-type="float" office:value="2.59486671421451">
            <text:p>2.5948667142</text:p>
          </table:table-cell>
          <table:table-cell table:formula="of:=[results_4_CORES_PC_BY_RANGE.B25]-[results_4_CORES_PC_BY_RANG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3199327762804">
            <text:p>3.2319932776</text:p>
          </table:table-cell>
          <table:table-cell office:value-type="float" office:value="0.62426308456654">
            <text:p>0.6242630846</text:p>
          </table:table-cell>
          <table:table-cell office:value-type="float" office:value="0.966778684253309">
            <text:p>0.9667786843</text:p>
          </table:table-cell>
          <table:table-cell office:value-type="float" office:value="2.05114443500221">
            <text:p>2.051144435</text:p>
          </table:table-cell>
          <table:table-cell table:formula="of:=[results_4_CORES_PC_BY_RANGE.B26]-[results_4_CORES_PC_BY_RANG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25856013595765">
            <text:p>2.258560136</text:p>
          </table:table-cell>
          <table:table-cell office:value-type="float" office:value="0.513285155786473">
            <text:p>0.5132851558</text:p>
          </table:table-cell>
          <table:table-cell office:value-type="float" office:value="0.926996046717678">
            <text:p>0.9269960467</text:p>
          </table:table-cell>
          <table:table-cell office:value-type="float" office:value="2.00647246703551">
            <text:p>2.006472467</text:p>
          </table:table-cell>
          <table:table-cell table:formula="of:=[results_4_CORES_PC_BY_RANGE.B27]-[results_4_CORES_PC_BY_RANG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41594816480149">
            <text:p>3.4159481648</text:p>
          </table:table-cell>
          <table:table-cell office:value-type="float" office:value="0.434204296449497">
            <text:p>0.4342042964</text:p>
          </table:table-cell>
          <table:table-cell office:value-type="float" office:value="0.977496539253157">
            <text:p>0.9774965393</text:p>
          </table:table-cell>
          <table:table-cell office:value-type="float" office:value="1.64506165980597">
            <text:p>1.6450616598</text:p>
          </table:table-cell>
          <table:table-cell table:formula="of:=[results_4_CORES_PC_BY_RANGE.B28]-[results_4_CORES_PC_BY_RANG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1390180567078">
            <text:p>3.1390180567</text:p>
          </table:table-cell>
          <table:table-cell office:value-type="float" office:value="0.6127443749428">
            <text:p>0.6127443749</text:p>
          </table:table-cell>
          <table:table-cell office:value-type="float" office:value="0.958686745814376">
            <text:p>0.9586867458</text:p>
          </table:table-cell>
          <table:table-cell office:value-type="float" office:value="2.24669280899428">
            <text:p>2.246692809</text:p>
          </table:table-cell>
          <table:table-cell table:formula="of:=[results_4_CORES_PC_BY_RANGE.B29]-[results_4_CORES_PC_BY_RANG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51202542982907">
            <text:p>3.5120254298</text:p>
          </table:table-cell>
          <table:table-cell office:value-type="float" office:value="0.644250985162967">
            <text:p>0.6442509852</text:p>
          </table:table-cell>
          <table:table-cell office:value-type="float" office:value="0.991885104987415">
            <text:p>0.991885105</text:p>
          </table:table-cell>
          <table:table-cell office:value-type="float" office:value="2.71182824039506">
            <text:p>2.7118282404</text:p>
          </table:table-cell>
          <table:table-cell table:formula="of:=[results_4_CORES_PC_BY_RANGE.B30]-[results_4_CORES_PC_BY_RANG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1407259420502">
            <text:p>3.2140725942</text:p>
          </table:table-cell>
          <table:table-cell office:value-type="float" office:value="0.620134669650637">
            <text:p>0.6201346697</text:p>
          </table:table-cell>
          <table:table-cell office:value-type="float" office:value="0.95131081254867">
            <text:p>0.9513108125</text:p>
          </table:table-cell>
          <table:table-cell office:value-type="float" office:value="2.21784359864168">
            <text:p>2.2178435986</text:p>
          </table:table-cell>
          <table:table-cell table:formula="of:=[results_4_CORES_PC_BY_RANGE.B31]-[results_4_CORES_PC_BY_RANG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4.45191533114135">
            <text:p>4.4519153311</text:p>
          </table:table-cell>
          <table:table-cell office:value-type="float" office:value="1.27831021240979">
            <text:p>1.2783102124</text:p>
          </table:table-cell>
          <table:table-cell office:value-type="float" office:value="1.00637980217634">
            <text:p>1.0063798022</text:p>
          </table:table-cell>
          <table:table-cell office:value-type="float" office:value="1.3220460761432">
            <text:p>1.3220460761</text:p>
          </table:table-cell>
          <table:table-cell table:formula="of:=[results_4_CORES_PC_BY_RANGE.B32]-[results_4_CORES_PC_BY_RANGE.A32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85692766200181">
            <text:p>3.856927662</text:p>
          </table:table-cell>
          <table:table-cell office:value-type="float" office:value="1.26023220291024">
            <text:p>1.2602322029</text:p>
          </table:table-cell>
          <table:table-cell office:value-type="float" office:value="0.970579023812143">
            <text:p>0.9705790238</text:p>
          </table:table-cell>
          <table:table-cell office:value-type="float" office:value="3.52391932573326">
            <text:p>3.5239193257</text:p>
          </table:table-cell>
          <table:table-cell table:formula="of:=[results_4_CORES_PC_BY_RANGE.B33]-[results_4_CORES_PC_BY_RANGE.A33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29500788838">
            <text:p>3.7929500789</text:p>
          </table:table-cell>
          <table:table-cell office:value-type="float" office:value="1.15901402114953">
            <text:p>1.1590140211</text:p>
          </table:table-cell>
          <table:table-cell office:value-type="float" office:value="0.950371927534812">
            <text:p>0.9503719275</text:p>
          </table:table-cell>
          <table:table-cell office:value-type="float" office:value="3.25859408344924">
            <text:p>3.2585940834</text:p>
          </table:table-cell>
          <table:table-cell table:formula="of:=[results_4_CORES_PC_BY_RANGE.B34]-[results_4_CORES_PC_BY_RANGE.A34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7061927413842">
            <text:p>3.7706192741</text:p>
          </table:table-cell>
          <table:table-cell office:value-type="float" office:value="1.22387596212216">
            <text:p>1.2238759621</text:p>
          </table:table-cell>
          <table:table-cell office:value-type="float" office:value="0.918147700163535">
            <text:p>0.9181477002</text:p>
          </table:table-cell>
          <table:table-cell office:value-type="float" office:value="3.35587667383976">
            <text:p>3.3558766738</text:p>
          </table:table-cell>
          <table:table-cell table:formula="of:=[results_4_CORES_PC_BY_RANGE.B35]-[results_4_CORES_PC_BY_RANGE.A35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427198695452">
            <text:p>3.794271987</text:p>
          </table:table-cell>
          <table:table-cell office:value-type="float" office:value="1.382822903371">
            <text:p>1.3828229034</text:p>
          </table:table-cell>
          <table:table-cell office:value-type="float" office:value="0.959746073637304">
            <text:p>0.9597460736</text:p>
          </table:table-cell>
          <table:table-cell office:value-type="float" office:value="3.44834813659218">
            <text:p>3.4483481366</text:p>
          </table:table-cell>
          <table:table-cell table:formula="of:=[results_4_CORES_PC_BY_RANGE.B36]-[results_4_CORES_PC_BY_RANGE.A36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450663569301">
            <text:p>3.5145066357</text:p>
          </table:table-cell>
          <table:table-cell office:value-type="float" office:value="1.42108294105104">
            <text:p>1.4210829411</text:p>
          </table:table-cell>
          <table:table-cell office:value-type="float" office:value="0.985529533696066">
            <text:p>0.9855295337</text:p>
          </table:table-cell>
          <table:table-cell office:value-type="float" office:value="3.07374911830076">
            <text:p>3.0737491183</text:p>
          </table:table-cell>
          <table:table-cell table:formula="of:=[results_4_CORES_PC_BY_RANGE.B37]-[results_4_CORES_PC_BY_RANG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972981387055">
            <text:p>3.5197298139</text:p>
          </table:table-cell>
          <table:table-cell office:value-type="float" office:value="1.67168296081097">
            <text:p>1.6716829608</text:p>
          </table:table-cell>
          <table:table-cell office:value-type="float" office:value="0.967841017516347">
            <text:p>0.9678410175</text:p>
          </table:table-cell>
          <table:table-cell office:value-type="float" office:value="3.20553482897999">
            <text:p>3.205534829</text:p>
          </table:table-cell>
          <table:table-cell table:formula="of:=[results_4_CORES_PC_BY_RANGE.B38]-[results_4_CORES_PC_BY_RANG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2406579566638">
            <text:p>3.6240657957</text:p>
          </table:table-cell>
          <table:table-cell office:value-type="float" office:value="0.745356153142969">
            <text:p>0.7453561531</text:p>
          </table:table-cell>
          <table:table-cell office:value-type="float" office:value="0.978514607340417">
            <text:p>0.9785146073</text:p>
          </table:table-cell>
          <table:table-cell office:value-type="float" office:value="3.19218175284718">
            <text:p>3.1921817528</text:p>
          </table:table-cell>
          <table:table-cell table:formula="of:=[results_4_CORES_PC_BY_RANGE.B39]-[results_4_CORES_PC_BY_RANG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482637168826">
            <text:p>3.6148263717</text:p>
          </table:table-cell>
          <table:table-cell office:value-type="float" office:value="1.57208109579453">
            <text:p>1.5720810958</text:p>
          </table:table-cell>
          <table:table-cell office:value-type="float" office:value="0.955582479115127">
            <text:p>0.9555824791</text:p>
          </table:table-cell>
          <table:table-cell office:value-type="float" office:value="3.20333420142824">
            <text:p>3.2033342014</text:p>
          </table:table-cell>
          <table:table-cell table:formula="of:=[results_4_CORES_PC_BY_RANGE.B40]-[results_4_CORES_PC_BY_RANG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981514936615">
            <text:p>3.6198151494</text:p>
          </table:table-cell>
          <table:table-cell office:value-type="float" office:value="1.5237399529559">
            <text:p>1.523739953</text:p>
          </table:table-cell>
          <table:table-cell office:value-type="float" office:value="0.976732051740092">
            <text:p>0.9767320517</text:p>
          </table:table-cell>
          <table:table-cell office:value-type="float" office:value="3.14893750756082">
            <text:p>3.1489375076</text:p>
          </table:table-cell>
          <table:table-cell table:formula="of:=[results_4_CORES_PC_BY_RANGE.B41]-[results_4_CORES_PC_BY_RANG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776198652042">
            <text:p>3.5177619865</text:p>
          </table:table-cell>
          <table:table-cell office:value-type="float" office:value="1.31203254205465">
            <text:p>1.3120325421</text:p>
          </table:table-cell>
          <table:table-cell office:value-type="float" office:value="0.98201650192736">
            <text:p>0.9820165019</text:p>
          </table:table-cell>
          <table:table-cell office:value-type="float" office:value="3.07962901579625">
            <text:p>3.0796290158</text:p>
          </table:table-cell>
          <table:table-cell table:formula="of:=[results_4_CORES_PC_BY_RANGE.B42]-[results_4_CORES_PC_BY_RANGE.A4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829251868127">
            <text:p>3.5882925187</text:p>
          </table:table-cell>
          <table:table-cell office:value-type="float" office:value="1.58788133111121">
            <text:p>1.5878813311</text:p>
          </table:table-cell>
          <table:table-cell office:value-type="float" office:value="0.988058454588013">
            <text:p>0.9880584546</text:p>
          </table:table-cell>
          <table:table-cell office:value-type="float" office:value="3.0785928230919">
            <text:p>3.0785928231</text:p>
          </table:table-cell>
          <table:table-cell table:formula="of:=[results_4_CORES_PC_BY_RANGE.B43]-[results_4_CORES_PC_BY_RANGE.A4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646254927955">
            <text:p>3.6164625493</text:p>
          </table:table-cell>
          <table:table-cell office:value-type="float" office:value="1.40881221768582">
            <text:p>1.4088122177</text:p>
          </table:table-cell>
          <table:table-cell office:value-type="float" office:value="0.98032637674694">
            <text:p>0.9803263767</text:p>
          </table:table-cell>
          <table:table-cell office:value-type="float" office:value="3.17659233977977">
            <text:p>3.1765923398</text:p>
          </table:table-cell>
          <table:table-cell table:formula="of:=[results_4_CORES_PC_BY_RANGE.B44]-[results_4_CORES_PC_BY_RANGE.A4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288770595811">
            <text:p>3.582887706</text:p>
          </table:table-cell>
          <table:table-cell office:value-type="float" office:value="0.749203994509336">
            <text:p>0.7492039945</text:p>
          </table:table-cell>
          <table:table-cell office:value-type="float" office:value="0.978020569705958">
            <text:p>0.9780205697</text:p>
          </table:table-cell>
          <table:table-cell office:value-type="float" office:value="3.17058664513845">
            <text:p>3.1705866451</text:p>
          </table:table-cell>
          <table:table-cell table:formula="of:=[results_4_CORES_PC_BY_RANGE.B45]-[results_4_CORES_PC_BY_RANGE.A4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3320060573816">
            <text:p>3.6332006057</text:p>
          </table:table-cell>
          <table:table-cell office:value-type="float" office:value="1.66477450406919">
            <text:p>1.6647745041</text:p>
          </table:table-cell>
          <table:table-cell office:value-type="float" office:value="0.983058501593553">
            <text:p>0.9830585016</text:p>
          </table:table-cell>
          <table:table-cell office:value-type="float" office:value="3.23337179015209">
            <text:p>3.2333717902</text:p>
          </table:table-cell>
          <table:table-cell table:formula="of:=[results_4_CORES_PC_BY_RANGE.B46]-[results_4_CORES_PC_BY_RANGE.A4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36265360224593">
            <text:p>3.3626536022</text:p>
          </table:table-cell>
          <table:table-cell office:value-type="float" office:value="3.26707037622997">
            <text:p>3.2670703762</text:p>
          </table:table-cell>
          <table:table-cell office:value-type="float" office:value="0.991573219349148">
            <text:p>0.9915732193</text:p>
          </table:table-cell>
          <table:table-cell office:value-type="float" office:value="3.24668099280192">
            <text:p>3.2466809928</text:p>
          </table:table-cell>
          <table:table-cell table:formula="of:=[results_4_CORES_PC_BY_RANGE.B47]-[results_4_CORES_PC_BY_RANGE.A4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2386024770629">
            <text:p>3.6238602477</text:p>
          </table:table-cell>
          <table:table-cell office:value-type="float" office:value="3.45283726283157">
            <text:p>3.4528372628</text:p>
          </table:table-cell>
          <table:table-cell office:value-type="float" office:value="0.993757194185281">
            <text:p>0.9937571942</text:p>
          </table:table-cell>
          <table:table-cell office:value-type="float" office:value="3.25773137366181">
            <text:p>3.2577313737</text:p>
          </table:table-cell>
          <table:table-cell table:formula="of:=[results_4_CORES_PC_BY_RANGE.B48]-[results_4_CORES_PC_BY_RANGE.A4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4352223651153">
            <text:p>3.6435222365</text:p>
          </table:table-cell>
          <table:table-cell office:value-type="float" office:value="3.64352335306092">
            <text:p>3.6435233531</text:p>
          </table:table-cell>
          <table:table-cell office:value-type="float" office:value="1.02452414210133">
            <text:p>1.0245241421</text:p>
          </table:table-cell>
          <table:table-cell office:value-type="float" office:value="3.29718401846218">
            <text:p>3.2971840185</text:p>
          </table:table-cell>
          <table:table-cell table:formula="of:=[results_4_CORES_PC_BY_RANGE.B49]-[results_4_CORES_PC_BY_RANGE.A4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8712373831787">
            <text:p>3.6871237383</text:p>
          </table:table-cell>
          <table:table-cell office:value-type="float" office:value="3.75050507665791">
            <text:p>3.7505050767</text:p>
          </table:table-cell>
          <table:table-cell office:value-type="float" office:value="1.02772211250967">
            <text:p>1.0277221125</text:p>
          </table:table-cell>
          <table:table-cell office:value-type="float" office:value="3.27718869160252">
            <text:p>3.2771886916</text:p>
          </table:table-cell>
          <table:table-cell table:formula="of:=[results_4_CORES_PC_BY_RANGE.B50]-[results_4_CORES_PC_BY_RANGE.A5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71674477590171">
            <text:p>3.7167447759</text:p>
          </table:table-cell>
          <table:table-cell office:value-type="float" office:value="3.79723394773986">
            <text:p>3.7972339477</text:p>
          </table:table-cell>
          <table:table-cell office:value-type="float" office:value="1.03037326213772">
            <text:p>1.0303732621</text:p>
          </table:table-cell>
          <table:table-cell office:value-type="float" office:value="3.35437036642961">
            <text:p>3.3543703664</text:p>
          </table:table-cell>
          <table:table-cell table:formula="of:=[results_4_CORES_PC_BY_RANGE.B51]-[results_4_CORES_PC_BY_RANGE.A5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481131492805">
            <text:p>3.7481131493</text:p>
          </table:table-cell>
          <table:table-cell office:value-type="float" office:value="1.74710896882831">
            <text:p>1.7471089688</text:p>
          </table:table-cell>
          <table:table-cell office:value-type="float" office:value="0.999592546243921">
            <text:p>0.9995925462</text:p>
          </table:table-cell>
          <table:table-cell office:value-type="float" office:value="3.26607448904992">
            <text:p>3.266074489</text:p>
          </table:table-cell>
          <table:table-cell table:formula="of:=[results_4_CORES_PC_BY_RANGE.B52]-[results_4_CORES_PC_BY_RANG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59507771055">
            <text:p>3.6959507771</text:p>
          </table:table-cell>
          <table:table-cell office:value-type="float" office:value="2.17780349649218">
            <text:p>2.1778034965</text:p>
          </table:table-cell>
          <table:table-cell office:value-type="float" office:value="0.995090800719152">
            <text:p>0.9950908007</text:p>
          </table:table-cell>
          <table:table-cell office:value-type="float" office:value="2.47059020631786">
            <text:p>2.4705902063</text:p>
          </table:table-cell>
          <table:table-cell table:formula="of:=[results_4_CORES_PC_BY_RANGE.B53]-[results_4_CORES_PC_BY_RANG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299681796586">
            <text:p>3.692996818</text:p>
          </table:table-cell>
          <table:table-cell office:value-type="float" office:value="1.91798599220614">
            <text:p>1.9179859922</text:p>
          </table:table-cell>
          <table:table-cell office:value-type="float" office:value="0.989141439730902">
            <text:p>0.9891414397</text:p>
          </table:table-cell>
          <table:table-cell office:value-type="float" office:value="2.47629967834862">
            <text:p>2.4762996783</text:p>
          </table:table-cell>
          <table:table-cell table:formula="of:=[results_4_CORES_PC_BY_RANGE.B54]-[results_4_CORES_PC_BY_RANG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8501714741071">
            <text:p>3.6850171474</text:p>
          </table:table-cell>
          <table:table-cell office:value-type="float" office:value="1.6344819836238">
            <text:p>1.6344819836</text:p>
          </table:table-cell>
          <table:table-cell office:value-type="float" office:value="0.999603463635053">
            <text:p>0.9996034636</text:p>
          </table:table-cell>
          <table:table-cell office:value-type="float" office:value="3.16064105114775">
            <text:p>3.1606410511</text:p>
          </table:table-cell>
          <table:table-cell table:formula="of:=[results_4_CORES_PC_BY_RANGE.B55]-[results_4_CORES_PC_BY_RANG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14101618924135">
            <text:p>3.1410161892</text:p>
          </table:table-cell>
          <table:table-cell office:value-type="float" office:value="1.47126648299919">
            <text:p>1.471266483</text:p>
          </table:table-cell>
          <table:table-cell office:value-type="float" office:value="1.00692284414859">
            <text:p>1.0069228441</text:p>
          </table:table-cell>
          <table:table-cell office:value-type="float" office:value="3.1612350066504">
            <text:p>3.1612350067</text:p>
          </table:table-cell>
          <table:table-cell table:formula="of:=[results_4_CORES_PC_BY_RANGE.B56]-[results_4_CORES_PC_BY_RANG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330146436589">
            <text:p>3.7233014644</text:p>
          </table:table-cell>
          <table:table-cell office:value-type="float" office:value="1.86687082997325">
            <text:p>1.86687083</text:p>
          </table:table-cell>
          <table:table-cell office:value-type="float" office:value="0.989056197576635">
            <text:p>0.9890561976</text:p>
          </table:table-cell>
          <table:table-cell office:value-type="float" office:value="3.17254996279799">
            <text:p>3.1725499628</text:p>
          </table:table-cell>
          <table:table-cell table:formula="of:=[results_4_CORES_PC_BY_RANGE.B57]-[results_4_CORES_PC_BY_RANG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1673811269338">
            <text:p>3.7167381127</text:p>
          </table:table-cell>
          <table:table-cell office:value-type="float" office:value="2.27785538175007">
            <text:p>2.2778553818</text:p>
          </table:table-cell>
          <table:table-cell office:value-type="float" office:value="0.99431670881784">
            <text:p>0.9943167088</text:p>
          </table:table-cell>
          <table:table-cell office:value-type="float" office:value="3.1292594253021">
            <text:p>3.1292594253</text:p>
          </table:table-cell>
          <table:table-cell table:formula="of:=[results_4_CORES_PC_BY_RANGE.B58]-[results_4_CORES_PC_BY_RANG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4572771546478">
            <text:p>3.6457277155</text:p>
          </table:table-cell>
          <table:table-cell office:value-type="float" office:value="2.40308630091509">
            <text:p>2.4030863009</text:p>
          </table:table-cell>
          <table:table-cell office:value-type="float" office:value="0.994768397055367">
            <text:p>0.9947683971</text:p>
          </table:table-cell>
          <table:table-cell office:value-type="float" office:value="2.91126184530285">
            <text:p>2.9112618453</text:p>
          </table:table-cell>
          <table:table-cell table:formula="of:=[results_4_CORES_PC_BY_RANGE.B59]-[results_4_CORES_PC_BY_RANG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36528586346865">
            <text:p>3.3652858635</text:p>
          </table:table-cell>
          <table:table-cell office:value-type="float" office:value="2.37522561507267">
            <text:p>2.3752256151</text:p>
          </table:table-cell>
          <table:table-cell office:value-type="float" office:value="0.99114540606973">
            <text:p>0.9911454061</text:p>
          </table:table-cell>
          <table:table-cell office:value-type="float" office:value="3.06292063336163">
            <text:p>3.0629206334</text:p>
          </table:table-cell>
          <table:table-cell table:formula="of:=[results_4_CORES_PC_BY_RANGE.B60]-[results_4_CORES_PC_BY_RANG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590511473606">
            <text:p>3.7259051147</text:p>
          </table:table-cell>
          <table:table-cell office:value-type="float" office:value="2.30516075499747">
            <text:p>2.305160755</text:p>
          </table:table-cell>
          <table:table-cell office:value-type="float" office:value="0.986125471920832">
            <text:p>0.9861254719</text:p>
          </table:table-cell>
          <table:table-cell office:value-type="float" office:value="3.02571122617151">
            <text:p>3.0257112262</text:p>
          </table:table-cell>
          <table:table-cell table:formula="of:=[results_4_CORES_PC_BY_RANGE.B61]-[results_4_CORES_PC_BY_RANG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6205588265813">
            <text:p>3.3620558827</text:p>
          </table:table-cell>
          <table:table-cell office:value-type="float" office:value="1.04624323394355">
            <text:p>1.0462432339</text:p>
          </table:table-cell>
          <table:table-cell office:value-type="float" office:value="0.993858044128269">
            <text:p>0.9938580441</text:p>
          </table:table-cell>
          <table:table-cell office:value-type="float" office:value="2.03482366343022">
            <text:p>2.0348236634</text:p>
          </table:table-cell>
          <table:table-cell table:formula="of:=[results_4_CORES_PC_BY_RANGE.B62]-[results_4_CORES_PC_BY_RANGE.A62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8276193711523">
            <text:p>3.3827619371</text:p>
          </table:table-cell>
          <table:table-cell office:value-type="float" office:value="1.33455149319991">
            <text:p>1.3345514932</text:p>
          </table:table-cell>
          <table:table-cell office:value-type="float" office:value="0.988384200153786">
            <text:p>0.9883842002</text:p>
          </table:table-cell>
          <table:table-cell office:value-type="float" office:value="3.11808047361483">
            <text:p>3.1180804736</text:p>
          </table:table-cell>
          <table:table-cell table:formula="of:=[results_4_CORES_PC_BY_RANGE.B63]-[results_4_CORES_PC_BY_RANGE.A63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1224135361828">
            <text:p>3.4122413536</text:p>
          </table:table-cell>
          <table:table-cell office:value-type="float" office:value="1.73552972442253">
            <text:p>1.7355297244</text:p>
          </table:table-cell>
          <table:table-cell office:value-type="float" office:value="0.958752681763426">
            <text:p>0.9587526818</text:p>
          </table:table-cell>
          <table:table-cell office:value-type="float" office:value="3.06500454860269">
            <text:p>3.0650045486</text:p>
          </table:table-cell>
          <table:table-cell table:formula="of:=[results_4_CORES_PC_BY_RANGE.B64]-[results_4_CORES_PC_BY_RANGE.A64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24370672624882">
            <text:p>3.2437067262</text:p>
          </table:table-cell>
          <table:table-cell office:value-type="float" office:value="1.87117447590789">
            <text:p>1.8711744759</text:p>
          </table:table-cell>
          <table:table-cell office:value-type="float" office:value="0.952584621776668">
            <text:p>0.9525846218</text:p>
          </table:table-cell>
          <table:table-cell office:value-type="float" office:value="3.0289280726914">
            <text:p>3.0289280727</text:p>
          </table:table-cell>
          <table:table-cell table:formula="of:=[results_4_CORES_PC_BY_RANGE.B65]-[results_4_CORES_PC_BY_RANGE.A65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6982983396361">
            <text:p>3.469829834</text:p>
          </table:table-cell>
          <table:table-cell office:value-type="float" office:value="2.4707166333868">
            <text:p>2.4707166334</text:p>
          </table:table-cell>
          <table:table-cell office:value-type="float" office:value="0.946710912432316">
            <text:p>0.9467109124</text:p>
          </table:table-cell>
          <table:table-cell office:value-type="float" office:value="3.06948070520916">
            <text:p>3.0694807052</text:p>
          </table:table-cell>
          <table:table-cell table:formula="of:=[results_4_CORES_PC_BY_RANGE.B66]-[results_4_CORES_PC_BY_RANGE.A66]" office:value-type="float" office:value="12000000">
            <text:p>12000000</text:p>
          </table:table-cell>
          <table:table-cell table:number-columns-repeated="4"/>
        </table:table-row>
      </table:table>
      <table:table table:name="results_4_CORES_PC_BY_END_VA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.37763949811282">
            <text:p>3.3776394981</text:p>
          </table:table-cell>
          <table:table-cell office:value-type="float" office:value="0.31913371996192">
            <text:p>0.31913372</text:p>
          </table:table-cell>
          <table:table-cell office:value-type="float" office:value="0.0279299641015904">
            <text:p>0.0279299641</text:p>
          </table:table-cell>
          <table:table-cell office:value-type="float" office:value="0.0341467726901391">
            <text:p>0.0341467727</text:p>
          </table:table-cell>
          <table:table-cell table:formula="of:=[results_4_CORES_PC_BY_END_VALUE.B2]-[results_4_CORES_PC_BY_END_VALU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320807278546661">
            <text:p>0.3208072785</text:p>
          </table:table-cell>
          <table:table-cell office:value-type="float" office:value="0.0553337346934139">
            <text:p>0.0553337347</text:p>
          </table:table-cell>
          <table:table-cell office:value-type="float" office:value="0.286081339010424">
            <text:p>0.286081339</text:p>
          </table:table-cell>
          <table:table-cell office:value-type="float" office:value="0.252846387222855">
            <text:p>0.2528463872</text:p>
          </table:table-cell>
          <table:table-cell table:formula="of:=[results_4_CORES_PC_BY_END_VALUE.B3]-[results_4_CORES_PC_BY_END_VALUE.A3]" office:value-type="float" office:value="1000">
            <text:p>1000</text:p>
          </table:table-cell>
          <table:table-cell>
            <draw:frame table:end-cell-address="results_4_CORES_PC_BY_END_VALUE.K30" table:end-x="0.974cm" table:end-y="0.426cm" draw:z-index="0" draw:style-name="gr1" draw:text-style-name="P1" svg:width="23.466cm" svg:height="12.539cm" svg:x="1.502cm" svg:y="0.081cm">
              <draw:object draw:notify-on-update-of-ranges="results_4_CORES_PC_BY_END_VALUE.B2:results_4_CORES_PC_BY_END_VALUE.B66 results_4_CORES_PC_BY_END_VALUE.C1:results_4_CORES_PC_BY_END_VALUE.C1 results_4_CORES_PC_BY_END_VALUE.C2:results_4_CORES_PC_BY_END_VALUE.C66 results_4_CORES_PC_BY_END_VALUE.D1:results_4_CORES_PC_BY_END_VALUE.D1 results_4_CORES_PC_BY_END_VALUE.D2:results_4_CORES_PC_BY_END_VALUE.D66 results_4_CORES_PC_BY_END_VALUE.E1:results_4_CORES_PC_BY_END_VALUE.E1 results_4_CORES_PC_BY_END_VALUE.E2:results_4_CORES_PC_BY_END_VALUE.E66 results_4_CORES_PC_BY_END_VALUE.F1:results_4_CORES_PC_BY_END_VALUE.F1 results_4_CORES_PC_BY_END_VALUE.F2:results_4_CORES_PC_BY_END_VALUE.F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39644042944061">
            <text:p>0.2396440429</text:p>
          </table:table-cell>
          <table:table-cell office:value-type="float" office:value="0.0686244132407067">
            <text:p>0.0686244132</text:p>
          </table:table-cell>
          <table:table-cell office:value-type="float" office:value="0.357876720948378">
            <text:p>0.3578767209</text:p>
          </table:table-cell>
          <table:table-cell office:value-type="float" office:value="0.172952853598015">
            <text:p>0.1729528536</text:p>
          </table:table-cell>
          <table:table-cell table:formula="of:=[results_4_CORES_PC_BY_END_VALUE.B4]-[results_4_CORES_PC_BY_END_VALU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96722643401861">
            <text:p>0.1967226434</text:p>
          </table:table-cell>
          <table:table-cell office:value-type="float" office:value="0.0678354335972671">
            <text:p>0.0678354336</text:p>
          </table:table-cell>
          <table:table-cell office:value-type="float" office:value="0.394739209138642">
            <text:p>0.3947392091</text:p>
          </table:table-cell>
          <table:table-cell office:value-type="float" office:value="0.194176126543423">
            <text:p>0.1941761265</text:p>
          </table:table-cell>
          <table:table-cell table:formula="of:=[results_4_CORES_PC_BY_END_VALUE.B5]-[results_4_CORES_PC_BY_END_VALU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5326921669282">
            <text:p>0.2253269217</text:p>
          </table:table-cell>
          <table:table-cell office:value-type="float" office:value="0.0730458969070889">
            <text:p>0.0730458969</text:p>
          </table:table-cell>
          <table:table-cell office:value-type="float" office:value="0.398684603213037">
            <text:p>0.3986846032</text:p>
          </table:table-cell>
          <table:table-cell office:value-type="float" office:value="0.200000564957388">
            <text:p>0.200000565</text:p>
          </table:table-cell>
          <table:table-cell table:formula="of:=[results_4_CORES_PC_BY_END_VALUE.B6]-[results_4_CORES_PC_BY_END_VALU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75872390212872">
            <text:p>1.7587239021</text:p>
          </table:table-cell>
          <table:table-cell office:value-type="float" office:value="0.253959164780218">
            <text:p>0.2539591648</text:p>
          </table:table-cell>
          <table:table-cell office:value-type="float" office:value="0.0243931708858149">
            <text:p>0.0243931709</text:p>
          </table:table-cell>
          <table:table-cell office:value-type="float" office:value="0.0237393551812934">
            <text:p>0.0237393552</text:p>
          </table:table-cell>
          <table:table-cell table:formula="of:=[results_4_CORES_PC_BY_END_VALUE.B7]-[results_4_CORES_PC_BY_END_VALU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7272687725665">
            <text:p>0.2172726877</text:p>
          </table:table-cell>
          <table:table-cell office:value-type="float" office:value="0.0414930717298927">
            <text:p>0.0414930717</text:p>
          </table:table-cell>
          <table:table-cell office:value-type="float" office:value="0.250262166118474">
            <text:p>0.2502621661</text:p>
          </table:table-cell>
          <table:table-cell office:value-type="float" office:value="0.165512344071768">
            <text:p>0.1655123441</text:p>
          </table:table-cell>
          <table:table-cell table:formula="of:=[results_4_CORES_PC_BY_END_VALUE.B8]-[results_4_CORES_PC_BY_END_VALU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0710358594184">
            <text:p>0.2207103586</text:p>
          </table:table-cell>
          <table:table-cell office:value-type="float" office:value="0.0515819579595615">
            <text:p>0.051581958</text:p>
          </table:table-cell>
          <table:table-cell office:value-type="float" office:value="0.374426602484766">
            <text:p>0.3744266025</text:p>
          </table:table-cell>
          <table:table-cell office:value-type="float" office:value="0.192097249654822">
            <text:p>0.1920972497</text:p>
          </table:table-cell>
          <table:table-cell table:formula="of:=[results_4_CORES_PC_BY_END_VALUE.B9]-[results_4_CORES_PC_BY_END_VALU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0696851518967">
            <text:p>0.1706968515</text:p>
          </table:table-cell>
          <table:table-cell office:value-type="float" office:value="0.0607173765092382">
            <text:p>0.0607173765</text:p>
          </table:table-cell>
          <table:table-cell office:value-type="float" office:value="0.328892813093087">
            <text:p>0.3288928131</text:p>
          </table:table-cell>
          <table:table-cell office:value-type="float" office:value="0.163466584628748">
            <text:p>0.1634665846</text:p>
          </table:table-cell>
          <table:table-cell table:formula="of:=[results_4_CORES_PC_BY_END_VALUE.B10]-[results_4_CORES_PC_BY_END_VALU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039024560668">
            <text:p>0.2103902456</text:p>
          </table:table-cell>
          <table:table-cell office:value-type="float" office:value="0.0741735993143479">
            <text:p>0.0741735993</text:p>
          </table:table-cell>
          <table:table-cell office:value-type="float" office:value="0.425127366427033">
            <text:p>0.4251273664</text:p>
          </table:table-cell>
          <table:table-cell office:value-type="float" office:value="0.220730943690151">
            <text:p>0.2207309437</text:p>
          </table:table-cell>
          <table:table-cell table:formula="of:=[results_4_CORES_PC_BY_END_VALUE.B11]-[results_4_CORES_PC_BY_END_VALU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858815407385059">
            <text:p>0.8588154074</text:p>
          </table:table-cell>
          <table:table-cell office:value-type="float" office:value="0.158652262354947">
            <text:p>0.1586522624</text:p>
          </table:table-cell>
          <table:table-cell office:value-type="float" office:value="0.725508847327922">
            <text:p>0.7255088473</text:p>
          </table:table-cell>
          <table:table-cell office:value-type="float" office:value="0.512703430404058">
            <text:p>0.5127034304</text:p>
          </table:table-cell>
          <table:table-cell table:formula="of:=[results_4_CORES_PC_BY_END_VALUE.B12]-[results_4_CORES_PC_BY_END_VALU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582730115218">
            <text:p>1.2058273012</text:p>
          </table:table-cell>
          <table:table-cell office:value-type="float" office:value="0.17365219228379">
            <text:p>0.1736521923</text:p>
          </table:table-cell>
          <table:table-cell office:value-type="float" office:value="0.823844340623404">
            <text:p>0.8238443406</text:p>
          </table:table-cell>
          <table:table-cell office:value-type="float" office:value="0.465417258203505">
            <text:p>0.4654172582</text:p>
          </table:table-cell>
          <table:table-cell table:formula="of:=[results_4_CORES_PC_BY_END_VALUE.B13]-[results_4_CORES_PC_BY_END_VALU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7696112686285">
            <text:p>1.1769611269</text:p>
          </table:table-cell>
          <table:table-cell office:value-type="float" office:value="0.262230755915468">
            <text:p>0.2622307559</text:p>
          </table:table-cell>
          <table:table-cell office:value-type="float" office:value="0.816759771625476">
            <text:p>0.8167597716</text:p>
          </table:table-cell>
          <table:table-cell office:value-type="float" office:value="0.747987943425605">
            <text:p>0.7479879434</text:p>
          </table:table-cell>
          <table:table-cell table:formula="of:=[results_4_CORES_PC_BY_END_VALUE.B14]-[results_4_CORES_PC_BY_END_VALU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1818063177">
            <text:p>1.1518180632</text:p>
          </table:table-cell>
          <table:table-cell office:value-type="float" office:value="0.196830896107985">
            <text:p>0.1968308961</text:p>
          </table:table-cell>
          <table:table-cell office:value-type="float" office:value="0.825228021042274">
            <text:p>0.825228021</text:p>
          </table:table-cell>
          <table:table-cell office:value-type="float" office:value="1.05029056286934">
            <text:p>1.0502905629</text:p>
          </table:table-cell>
          <table:table-cell table:formula="of:=[results_4_CORES_PC_BY_END_VALUE.B15]-[results_4_CORES_PC_BY_END_VALU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851365118718">
            <text:p>1.1885136512</text:p>
          </table:table-cell>
          <table:table-cell office:value-type="float" office:value="0.269173536527056">
            <text:p>0.2691735365</text:p>
          </table:table-cell>
          <table:table-cell office:value-type="float" office:value="0.859399262403645">
            <text:p>0.8593992624</text:p>
          </table:table-cell>
          <table:table-cell office:value-type="float" office:value="0.878229009174052">
            <text:p>0.8782290092</text:p>
          </table:table-cell>
          <table:table-cell table:formula="of:=[results_4_CORES_PC_BY_END_VALUE.B16]-[results_4_CORES_PC_BY_END_VALU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766828060647766">
            <text:p>0.7668280606</text:p>
          </table:table-cell>
          <table:table-cell office:value-type="float" office:value="0.131619939996749">
            <text:p>0.13161994</text:p>
          </table:table-cell>
          <table:table-cell office:value-type="float" office:value="0.667895594159945">
            <text:p>0.6678955942</text:p>
          </table:table-cell>
          <table:table-cell office:value-type="float" office:value="0.566473385457349">
            <text:p>0.5664733855</text:p>
          </table:table-cell>
          <table:table-cell table:formula="of:=[results_4_CORES_PC_BY_END_VALUE.B17]-[results_4_CORES_PC_BY_END_VALU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137133862967">
            <text:p>1.1813713386</text:p>
          </table:table-cell>
          <table:table-cell office:value-type="float" office:value="0.253831024491737">
            <text:p>0.2538310245</text:p>
          </table:table-cell>
          <table:table-cell office:value-type="float" office:value="0.805998556240318">
            <text:p>0.8059985562</text:p>
          </table:table-cell>
          <table:table-cell office:value-type="float" office:value="0.484615563654921">
            <text:p>0.4846155637</text:p>
          </table:table-cell>
          <table:table-cell table:formula="of:=[results_4_CORES_PC_BY_END_VALUE.B18]-[results_4_CORES_PC_BY_END_VALU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85941125552524">
            <text:p>1.8594112555</text:p>
          </table:table-cell>
          <table:table-cell office:value-type="float" office:value="0.245705538949045">
            <text:p>0.2457055389</text:p>
          </table:table-cell>
          <table:table-cell office:value-type="float" office:value="0.831074158169476">
            <text:p>0.8310741582</text:p>
          </table:table-cell>
          <table:table-cell office:value-type="float" office:value="0.799089241336194">
            <text:p>0.7990892413</text:p>
          </table:table-cell>
          <table:table-cell table:formula="of:=[results_4_CORES_PC_BY_END_VALUE.B19]-[results_4_CORES_PC_BY_END_VALU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793560714979">
            <text:p>1.2079356071</text:p>
          </table:table-cell>
          <table:table-cell office:value-type="float" office:value="0.188525056571488">
            <text:p>0.1885250566</text:p>
          </table:table-cell>
          <table:table-cell office:value-type="float" office:value="0.827354250091414">
            <text:p>0.8273542501</text:p>
          </table:table-cell>
          <table:table-cell office:value-type="float" office:value="1.07882034052046">
            <text:p>1.0788203405</text:p>
          </table:table-cell>
          <table:table-cell table:formula="of:=[results_4_CORES_PC_BY_END_VALUE.B20]-[results_4_CORES_PC_BY_END_VALU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942383197164">
            <text:p>1.1942383197</text:p>
          </table:table-cell>
          <table:table-cell office:value-type="float" office:value="0.284880281643893">
            <text:p>0.2848802816</text:p>
          </table:table-cell>
          <table:table-cell office:value-type="float" office:value="0.852876299425821">
            <text:p>0.8528762994</text:p>
          </table:table-cell>
          <table:table-cell office:value-type="float" office:value="0.93658851333733">
            <text:p>0.9365885133</text:p>
          </table:table-cell>
          <table:table-cell table:formula="of:=[results_4_CORES_PC_BY_END_VALUE.B21]-[results_4_CORES_PC_BY_END_VALU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34082804849695">
            <text:p>2.3408280485</text:p>
          </table:table-cell>
          <table:table-cell office:value-type="float" office:value="0.506817026422834">
            <text:p>0.5068170264</text:p>
          </table:table-cell>
          <table:table-cell office:value-type="float" office:value="0.908270200247853">
            <text:p>0.9082702002</text:p>
          </table:table-cell>
          <table:table-cell office:value-type="float" office:value="1.86560051775865">
            <text:p>1.8656005178</text:p>
          </table:table-cell>
          <table:table-cell table:formula="of:=[results_4_CORES_PC_BY_END_VALUE.B22]-[results_4_CORES_PC_BY_END_VALU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12537693151669">
            <text:p>2.1253769315</text:p>
          </table:table-cell>
          <table:table-cell office:value-type="float" office:value="0.416007445058092">
            <text:p>0.4160074451</text:p>
          </table:table-cell>
          <table:table-cell office:value-type="float" office:value="0.963233114508212">
            <text:p>0.9632331145</text:p>
          </table:table-cell>
          <table:table-cell office:value-type="float" office:value="2.21997406075559">
            <text:p>2.2199740608</text:p>
          </table:table-cell>
          <table:table-cell table:formula="of:=[results_4_CORES_PC_BY_END_VALUE.B23]-[results_4_CORES_PC_BY_END_VALU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9345472124502">
            <text:p>3.2934547212</text:p>
          </table:table-cell>
          <table:table-cell office:value-type="float" office:value="0.595493680828014">
            <text:p>0.5954936808</text:p>
          </table:table-cell>
          <table:table-cell office:value-type="float" office:value="0.957305168985307">
            <text:p>0.957305169</text:p>
          </table:table-cell>
          <table:table-cell office:value-type="float" office:value="2.25929259799068">
            <text:p>2.259292598</text:p>
          </table:table-cell>
          <table:table-cell table:formula="of:=[results_4_CORES_PC_BY_END_VALUE.B24]-[results_4_CORES_PC_BY_END_VALU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36878859165769">
            <text:p>3.3687885917</text:p>
          </table:table-cell>
          <table:table-cell office:value-type="float" office:value="0.615754194603711">
            <text:p>0.6157541946</text:p>
          </table:table-cell>
          <table:table-cell office:value-type="float" office:value="0.957900048972893">
            <text:p>0.957900049</text:p>
          </table:table-cell>
          <table:table-cell office:value-type="float" office:value="2.59486671421451">
            <text:p>2.5948667142</text:p>
          </table:table-cell>
          <table:table-cell table:formula="of:=[results_4_CORES_PC_BY_END_VALUE.B25]-[results_4_CORES_PC_BY_END_VALU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3199327762804">
            <text:p>3.2319932776</text:p>
          </table:table-cell>
          <table:table-cell office:value-type="float" office:value="0.62426308456654">
            <text:p>0.6242630846</text:p>
          </table:table-cell>
          <table:table-cell office:value-type="float" office:value="0.966778684253309">
            <text:p>0.9667786843</text:p>
          </table:table-cell>
          <table:table-cell office:value-type="float" office:value="2.05114443500221">
            <text:p>2.051144435</text:p>
          </table:table-cell>
          <table:table-cell table:formula="of:=[results_4_CORES_PC_BY_END_VALUE.B26]-[results_4_CORES_PC_BY_END_VALU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25856013595765">
            <text:p>2.258560136</text:p>
          </table:table-cell>
          <table:table-cell office:value-type="float" office:value="0.513285155786473">
            <text:p>0.5132851558</text:p>
          </table:table-cell>
          <table:table-cell office:value-type="float" office:value="0.926996046717678">
            <text:p>0.9269960467</text:p>
          </table:table-cell>
          <table:table-cell office:value-type="float" office:value="2.00647246703551">
            <text:p>2.006472467</text:p>
          </table:table-cell>
          <table:table-cell table:formula="of:=[results_4_CORES_PC_BY_END_VALUE.B27]-[results_4_CORES_PC_BY_END_VALU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41594816480149">
            <text:p>3.4159481648</text:p>
          </table:table-cell>
          <table:table-cell office:value-type="float" office:value="0.434204296449497">
            <text:p>0.4342042964</text:p>
          </table:table-cell>
          <table:table-cell office:value-type="float" office:value="0.977496539253157">
            <text:p>0.9774965393</text:p>
          </table:table-cell>
          <table:table-cell office:value-type="float" office:value="1.64506165980597">
            <text:p>1.6450616598</text:p>
          </table:table-cell>
          <table:table-cell table:formula="of:=[results_4_CORES_PC_BY_END_VALUE.B28]-[results_4_CORES_PC_BY_END_VALU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1390180567078">
            <text:p>3.1390180567</text:p>
          </table:table-cell>
          <table:table-cell office:value-type="float" office:value="0.6127443749428">
            <text:p>0.6127443749</text:p>
          </table:table-cell>
          <table:table-cell office:value-type="float" office:value="0.958686745814376">
            <text:p>0.9586867458</text:p>
          </table:table-cell>
          <table:table-cell office:value-type="float" office:value="2.24669280899428">
            <text:p>2.246692809</text:p>
          </table:table-cell>
          <table:table-cell table:formula="of:=[results_4_CORES_PC_BY_END_VALUE.B29]-[results_4_CORES_PC_BY_END_VALU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51202542982907">
            <text:p>3.5120254298</text:p>
          </table:table-cell>
          <table:table-cell office:value-type="float" office:value="0.644250985162967">
            <text:p>0.6442509852</text:p>
          </table:table-cell>
          <table:table-cell office:value-type="float" office:value="0.991885104987415">
            <text:p>0.991885105</text:p>
          </table:table-cell>
          <table:table-cell office:value-type="float" office:value="2.71182824039506">
            <text:p>2.7118282404</text:p>
          </table:table-cell>
          <table:table-cell table:formula="of:=[results_4_CORES_PC_BY_END_VALUE.B30]-[results_4_CORES_PC_BY_END_VALU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1407259420502">
            <text:p>3.2140725942</text:p>
          </table:table-cell>
          <table:table-cell office:value-type="float" office:value="0.620134669650637">
            <text:p>0.6201346697</text:p>
          </table:table-cell>
          <table:table-cell office:value-type="float" office:value="0.95131081254867">
            <text:p>0.9513108125</text:p>
          </table:table-cell>
          <table:table-cell office:value-type="float" office:value="2.21784359864168">
            <text:p>2.2178435986</text:p>
          </table:table-cell>
          <table:table-cell table:formula="of:=[results_4_CORES_PC_BY_END_VALUE.B31]-[results_4_CORES_PC_BY_END_VALU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4.45191533114135">
            <text:p>4.4519153311</text:p>
          </table:table-cell>
          <table:table-cell office:value-type="float" office:value="1.27831021240979">
            <text:p>1.2783102124</text:p>
          </table:table-cell>
          <table:table-cell office:value-type="float" office:value="1.00637980217634">
            <text:p>1.0063798022</text:p>
          </table:table-cell>
          <table:table-cell office:value-type="float" office:value="1.3220460761432">
            <text:p>1.3220460761</text:p>
          </table:table-cell>
          <table:table-cell table:formula="of:=[results_4_CORES_PC_BY_END_VALUE.B32]-[results_4_CORES_PC_BY_END_VALUE.A32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85692766200181">
            <text:p>3.856927662</text:p>
          </table:table-cell>
          <table:table-cell office:value-type="float" office:value="1.26023220291024">
            <text:p>1.2602322029</text:p>
          </table:table-cell>
          <table:table-cell office:value-type="float" office:value="0.970579023812143">
            <text:p>0.9705790238</text:p>
          </table:table-cell>
          <table:table-cell office:value-type="float" office:value="3.52391932573326">
            <text:p>3.5239193257</text:p>
          </table:table-cell>
          <table:table-cell table:formula="of:=[results_4_CORES_PC_BY_END_VALUE.B33]-[results_4_CORES_PC_BY_END_VALUE.A33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29500788838">
            <text:p>3.7929500789</text:p>
          </table:table-cell>
          <table:table-cell office:value-type="float" office:value="1.15901402114953">
            <text:p>1.1590140211</text:p>
          </table:table-cell>
          <table:table-cell office:value-type="float" office:value="0.950371927534812">
            <text:p>0.9503719275</text:p>
          </table:table-cell>
          <table:table-cell office:value-type="float" office:value="3.25859408344924">
            <text:p>3.2585940834</text:p>
          </table:table-cell>
          <table:table-cell table:formula="of:=[results_4_CORES_PC_BY_END_VALUE.B34]-[results_4_CORES_PC_BY_END_VALUE.A34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7061927413842">
            <text:p>3.7706192741</text:p>
          </table:table-cell>
          <table:table-cell office:value-type="float" office:value="1.22387596212216">
            <text:p>1.2238759621</text:p>
          </table:table-cell>
          <table:table-cell office:value-type="float" office:value="0.918147700163535">
            <text:p>0.9181477002</text:p>
          </table:table-cell>
          <table:table-cell office:value-type="float" office:value="3.35587667383976">
            <text:p>3.3558766738</text:p>
          </table:table-cell>
          <table:table-cell table:formula="of:=[results_4_CORES_PC_BY_END_VALUE.B35]-[results_4_CORES_PC_BY_END_VALUE.A35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427198695452">
            <text:p>3.794271987</text:p>
          </table:table-cell>
          <table:table-cell office:value-type="float" office:value="1.382822903371">
            <text:p>1.3828229034</text:p>
          </table:table-cell>
          <table:table-cell office:value-type="float" office:value="0.959746073637304">
            <text:p>0.9597460736</text:p>
          </table:table-cell>
          <table:table-cell office:value-type="float" office:value="3.44834813659218">
            <text:p>3.4483481366</text:p>
          </table:table-cell>
          <table:table-cell table:formula="of:=[results_4_CORES_PC_BY_END_VALUE.B36]-[results_4_CORES_PC_BY_END_VALUE.A36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450663569301">
            <text:p>3.5145066357</text:p>
          </table:table-cell>
          <table:table-cell office:value-type="float" office:value="1.42108294105104">
            <text:p>1.4210829411</text:p>
          </table:table-cell>
          <table:table-cell office:value-type="float" office:value="0.985529533696066">
            <text:p>0.9855295337</text:p>
          </table:table-cell>
          <table:table-cell office:value-type="float" office:value="3.07374911830076">
            <text:p>3.0737491183</text:p>
          </table:table-cell>
          <table:table-cell table:formula="of:=[results_4_CORES_PC_BY_END_VALUE.B37]-[results_4_CORES_PC_BY_END_VALU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972981387055">
            <text:p>3.5197298139</text:p>
          </table:table-cell>
          <table:table-cell office:value-type="float" office:value="1.67168296081097">
            <text:p>1.6716829608</text:p>
          </table:table-cell>
          <table:table-cell office:value-type="float" office:value="0.967841017516347">
            <text:p>0.9678410175</text:p>
          </table:table-cell>
          <table:table-cell office:value-type="float" office:value="3.20553482897999">
            <text:p>3.205534829</text:p>
          </table:table-cell>
          <table:table-cell table:formula="of:=[results_4_CORES_PC_BY_END_VALUE.B38]-[results_4_CORES_PC_BY_END_VALU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2406579566638">
            <text:p>3.6240657957</text:p>
          </table:table-cell>
          <table:table-cell office:value-type="float" office:value="0.745356153142969">
            <text:p>0.7453561531</text:p>
          </table:table-cell>
          <table:table-cell office:value-type="float" office:value="0.978514607340417">
            <text:p>0.9785146073</text:p>
          </table:table-cell>
          <table:table-cell office:value-type="float" office:value="3.19218175284718">
            <text:p>3.1921817528</text:p>
          </table:table-cell>
          <table:table-cell table:formula="of:=[results_4_CORES_PC_BY_END_VALUE.B39]-[results_4_CORES_PC_BY_END_VALU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482637168826">
            <text:p>3.6148263717</text:p>
          </table:table-cell>
          <table:table-cell office:value-type="float" office:value="1.57208109579453">
            <text:p>1.5720810958</text:p>
          </table:table-cell>
          <table:table-cell office:value-type="float" office:value="0.955582479115127">
            <text:p>0.9555824791</text:p>
          </table:table-cell>
          <table:table-cell office:value-type="float" office:value="3.20333420142824">
            <text:p>3.2033342014</text:p>
          </table:table-cell>
          <table:table-cell table:formula="of:=[results_4_CORES_PC_BY_END_VALUE.B40]-[results_4_CORES_PC_BY_END_VALU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981514936615">
            <text:p>3.6198151494</text:p>
          </table:table-cell>
          <table:table-cell office:value-type="float" office:value="1.5237399529559">
            <text:p>1.523739953</text:p>
          </table:table-cell>
          <table:table-cell office:value-type="float" office:value="0.976732051740092">
            <text:p>0.9767320517</text:p>
          </table:table-cell>
          <table:table-cell office:value-type="float" office:value="3.14893750756082">
            <text:p>3.1489375076</text:p>
          </table:table-cell>
          <table:table-cell table:formula="of:=[results_4_CORES_PC_BY_END_VALUE.B41]-[results_4_CORES_PC_BY_END_VALU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776198652042">
            <text:p>3.5177619865</text:p>
          </table:table-cell>
          <table:table-cell office:value-type="float" office:value="1.31203254205465">
            <text:p>1.3120325421</text:p>
          </table:table-cell>
          <table:table-cell office:value-type="float" office:value="0.98201650192736">
            <text:p>0.9820165019</text:p>
          </table:table-cell>
          <table:table-cell office:value-type="float" office:value="3.07962901579625">
            <text:p>3.0796290158</text:p>
          </table:table-cell>
          <table:table-cell table:formula="of:=[results_4_CORES_PC_BY_END_VALUE.B42]-[results_4_CORES_PC_BY_END_VALUE.A4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829251868127">
            <text:p>3.5882925187</text:p>
          </table:table-cell>
          <table:table-cell office:value-type="float" office:value="1.58788133111121">
            <text:p>1.5878813311</text:p>
          </table:table-cell>
          <table:table-cell office:value-type="float" office:value="0.988058454588013">
            <text:p>0.9880584546</text:p>
          </table:table-cell>
          <table:table-cell office:value-type="float" office:value="3.0785928230919">
            <text:p>3.0785928231</text:p>
          </table:table-cell>
          <table:table-cell table:formula="of:=[results_4_CORES_PC_BY_END_VALUE.B43]-[results_4_CORES_PC_BY_END_VALUE.A4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646254927955">
            <text:p>3.6164625493</text:p>
          </table:table-cell>
          <table:table-cell office:value-type="float" office:value="1.40881221768582">
            <text:p>1.4088122177</text:p>
          </table:table-cell>
          <table:table-cell office:value-type="float" office:value="0.98032637674694">
            <text:p>0.9803263767</text:p>
          </table:table-cell>
          <table:table-cell office:value-type="float" office:value="3.17659233977977">
            <text:p>3.1765923398</text:p>
          </table:table-cell>
          <table:table-cell table:formula="of:=[results_4_CORES_PC_BY_END_VALUE.B44]-[results_4_CORES_PC_BY_END_VALUE.A4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288770595811">
            <text:p>3.582887706</text:p>
          </table:table-cell>
          <table:table-cell office:value-type="float" office:value="0.749203994509336">
            <text:p>0.7492039945</text:p>
          </table:table-cell>
          <table:table-cell office:value-type="float" office:value="0.978020569705958">
            <text:p>0.9780205697</text:p>
          </table:table-cell>
          <table:table-cell office:value-type="float" office:value="3.17058664513845">
            <text:p>3.1705866451</text:p>
          </table:table-cell>
          <table:table-cell table:formula="of:=[results_4_CORES_PC_BY_END_VALUE.B45]-[results_4_CORES_PC_BY_END_VALUE.A4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3320060573816">
            <text:p>3.6332006057</text:p>
          </table:table-cell>
          <table:table-cell office:value-type="float" office:value="1.66477450406919">
            <text:p>1.6647745041</text:p>
          </table:table-cell>
          <table:table-cell office:value-type="float" office:value="0.983058501593553">
            <text:p>0.9830585016</text:p>
          </table:table-cell>
          <table:table-cell office:value-type="float" office:value="3.23337179015209">
            <text:p>3.2333717902</text:p>
          </table:table-cell>
          <table:table-cell table:formula="of:=[results_4_CORES_PC_BY_END_VALUE.B46]-[results_4_CORES_PC_BY_END_VALUE.A4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6205588265813">
            <text:p>3.3620558827</text:p>
          </table:table-cell>
          <table:table-cell office:value-type="float" office:value="1.04624323394355">
            <text:p>1.0462432339</text:p>
          </table:table-cell>
          <table:table-cell office:value-type="float" office:value="0.993858044128269">
            <text:p>0.9938580441</text:p>
          </table:table-cell>
          <table:table-cell office:value-type="float" office:value="2.03482366343022">
            <text:p>2.0348236634</text:p>
          </table:table-cell>
          <table:table-cell table:formula="of:=[results_4_CORES_PC_BY_END_VALUE.B62]-[results_4_CORES_PC_BY_END_VALUE.A6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8276193711523">
            <text:p>3.3827619371</text:p>
          </table:table-cell>
          <table:table-cell office:value-type="float" office:value="1.33455149319991">
            <text:p>1.3345514932</text:p>
          </table:table-cell>
          <table:table-cell office:value-type="float" office:value="0.988384200153786">
            <text:p>0.9883842002</text:p>
          </table:table-cell>
          <table:table-cell office:value-type="float" office:value="3.11808047361483">
            <text:p>3.1180804736</text:p>
          </table:table-cell>
          <table:table-cell table:formula="of:=[results_4_CORES_PC_BY_END_VALUE.B63]-[results_4_CORES_PC_BY_END_VALUE.A6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1224135361828">
            <text:p>3.4122413536</text:p>
          </table:table-cell>
          <table:table-cell office:value-type="float" office:value="1.73552972442253">
            <text:p>1.7355297244</text:p>
          </table:table-cell>
          <table:table-cell office:value-type="float" office:value="0.958752681763426">
            <text:p>0.9587526818</text:p>
          </table:table-cell>
          <table:table-cell office:value-type="float" office:value="3.06500454860269">
            <text:p>3.0650045486</text:p>
          </table:table-cell>
          <table:table-cell table:formula="of:=[results_4_CORES_PC_BY_END_VALUE.B64]-[results_4_CORES_PC_BY_END_VALUE.A6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24370672624882">
            <text:p>3.2437067262</text:p>
          </table:table-cell>
          <table:table-cell office:value-type="float" office:value="1.87117447590789">
            <text:p>1.8711744759</text:p>
          </table:table-cell>
          <table:table-cell office:value-type="float" office:value="0.952584621776668">
            <text:p>0.9525846218</text:p>
          </table:table-cell>
          <table:table-cell office:value-type="float" office:value="3.0289280726914">
            <text:p>3.0289280727</text:p>
          </table:table-cell>
          <table:table-cell table:formula="of:=[results_4_CORES_PC_BY_END_VALUE.B65]-[results_4_CORES_PC_BY_END_VALUE.A6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6982983396361">
            <text:p>3.469829834</text:p>
          </table:table-cell>
          <table:table-cell office:value-type="float" office:value="2.4707166333868">
            <text:p>2.4707166334</text:p>
          </table:table-cell>
          <table:table-cell office:value-type="float" office:value="0.946710912432316">
            <text:p>0.9467109124</text:p>
          </table:table-cell>
          <table:table-cell office:value-type="float" office:value="3.06948070520916">
            <text:p>3.0694807052</text:p>
          </table:table-cell>
          <table:table-cell table:formula="of:=[results_4_CORES_PC_BY_END_VALUE.B66]-[results_4_CORES_PC_BY_END_VALUE.A6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481131492805">
            <text:p>3.7481131493</text:p>
          </table:table-cell>
          <table:table-cell office:value-type="float" office:value="1.74710896882831">
            <text:p>1.7471089688</text:p>
          </table:table-cell>
          <table:table-cell office:value-type="float" office:value="0.999592546243921">
            <text:p>0.9995925462</text:p>
          </table:table-cell>
          <table:table-cell office:value-type="float" office:value="3.26607448904992">
            <text:p>3.266074489</text:p>
          </table:table-cell>
          <table:table-cell table:formula="of:=[results_4_CORES_PC_BY_END_VALUE.B52]-[results_4_CORES_PC_BY_END_VALU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59507771055">
            <text:p>3.6959507771</text:p>
          </table:table-cell>
          <table:table-cell office:value-type="float" office:value="2.17780349649218">
            <text:p>2.1778034965</text:p>
          </table:table-cell>
          <table:table-cell office:value-type="float" office:value="0.995090800719152">
            <text:p>0.9950908007</text:p>
          </table:table-cell>
          <table:table-cell office:value-type="float" office:value="2.47059020631786">
            <text:p>2.4705902063</text:p>
          </table:table-cell>
          <table:table-cell table:formula="of:=[results_4_CORES_PC_BY_END_VALUE.B53]-[results_4_CORES_PC_BY_END_VALU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299681796586">
            <text:p>3.692996818</text:p>
          </table:table-cell>
          <table:table-cell office:value-type="float" office:value="1.91798599220614">
            <text:p>1.9179859922</text:p>
          </table:table-cell>
          <table:table-cell office:value-type="float" office:value="0.989141439730902">
            <text:p>0.9891414397</text:p>
          </table:table-cell>
          <table:table-cell office:value-type="float" office:value="2.47629967834862">
            <text:p>2.4762996783</text:p>
          </table:table-cell>
          <table:table-cell table:formula="of:=[results_4_CORES_PC_BY_END_VALUE.B54]-[results_4_CORES_PC_BY_END_VALU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8501714741071">
            <text:p>3.6850171474</text:p>
          </table:table-cell>
          <table:table-cell office:value-type="float" office:value="1.6344819836238">
            <text:p>1.6344819836</text:p>
          </table:table-cell>
          <table:table-cell office:value-type="float" office:value="0.999603463635053">
            <text:p>0.9996034636</text:p>
          </table:table-cell>
          <table:table-cell office:value-type="float" office:value="3.16064105114775">
            <text:p>3.1606410511</text:p>
          </table:table-cell>
          <table:table-cell table:formula="of:=[results_4_CORES_PC_BY_END_VALUE.B55]-[results_4_CORES_PC_BY_END_VALU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14101618924135">
            <text:p>3.1410161892</text:p>
          </table:table-cell>
          <table:table-cell office:value-type="float" office:value="1.47126648299919">
            <text:p>1.471266483</text:p>
          </table:table-cell>
          <table:table-cell office:value-type="float" office:value="1.00692284414859">
            <text:p>1.0069228441</text:p>
          </table:table-cell>
          <table:table-cell office:value-type="float" office:value="3.1612350066504">
            <text:p>3.1612350067</text:p>
          </table:table-cell>
          <table:table-cell table:formula="of:=[results_4_CORES_PC_BY_END_VALUE.B56]-[results_4_CORES_PC_BY_END_VALU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330146436589">
            <text:p>3.7233014644</text:p>
          </table:table-cell>
          <table:table-cell office:value-type="float" office:value="1.86687082997325">
            <text:p>1.86687083</text:p>
          </table:table-cell>
          <table:table-cell office:value-type="float" office:value="0.989056197576635">
            <text:p>0.9890561976</text:p>
          </table:table-cell>
          <table:table-cell office:value-type="float" office:value="3.17254996279799">
            <text:p>3.1725499628</text:p>
          </table:table-cell>
          <table:table-cell table:formula="of:=[results_4_CORES_PC_BY_END_VALUE.B57]-[results_4_CORES_PC_BY_END_VALU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1673811269338">
            <text:p>3.7167381127</text:p>
          </table:table-cell>
          <table:table-cell office:value-type="float" office:value="2.27785538175007">
            <text:p>2.2778553818</text:p>
          </table:table-cell>
          <table:table-cell office:value-type="float" office:value="0.99431670881784">
            <text:p>0.9943167088</text:p>
          </table:table-cell>
          <table:table-cell office:value-type="float" office:value="3.1292594253021">
            <text:p>3.1292594253</text:p>
          </table:table-cell>
          <table:table-cell table:formula="of:=[results_4_CORES_PC_BY_END_VALUE.B58]-[results_4_CORES_PC_BY_END_VALU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4572771546478">
            <text:p>3.6457277155</text:p>
          </table:table-cell>
          <table:table-cell office:value-type="float" office:value="2.40308630091509">
            <text:p>2.4030863009</text:p>
          </table:table-cell>
          <table:table-cell office:value-type="float" office:value="0.994768397055367">
            <text:p>0.9947683971</text:p>
          </table:table-cell>
          <table:table-cell office:value-type="float" office:value="2.91126184530285">
            <text:p>2.9112618453</text:p>
          </table:table-cell>
          <table:table-cell table:formula="of:=[results_4_CORES_PC_BY_END_VALUE.B59]-[results_4_CORES_PC_BY_END_VALU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36528586346865">
            <text:p>3.3652858635</text:p>
          </table:table-cell>
          <table:table-cell office:value-type="float" office:value="2.37522561507267">
            <text:p>2.3752256151</text:p>
          </table:table-cell>
          <table:table-cell office:value-type="float" office:value="0.99114540606973">
            <text:p>0.9911454061</text:p>
          </table:table-cell>
          <table:table-cell office:value-type="float" office:value="3.06292063336163">
            <text:p>3.0629206334</text:p>
          </table:table-cell>
          <table:table-cell table:formula="of:=[results_4_CORES_PC_BY_END_VALUE.B60]-[results_4_CORES_PC_BY_END_VALU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590511473606">
            <text:p>3.7259051147</text:p>
          </table:table-cell>
          <table:table-cell office:value-type="float" office:value="2.30516075499747">
            <text:p>2.305160755</text:p>
          </table:table-cell>
          <table:table-cell office:value-type="float" office:value="0.986125471920832">
            <text:p>0.9861254719</text:p>
          </table:table-cell>
          <table:table-cell office:value-type="float" office:value="3.02571122617151">
            <text:p>3.0257112262</text:p>
          </table:table-cell>
          <table:table-cell table:formula="of:=[results_4_CORES_PC_BY_END_VALUE.B61]-[results_4_CORES_PC_BY_END_VALU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36265360224593">
            <text:p>3.3626536022</text:p>
          </table:table-cell>
          <table:table-cell office:value-type="float" office:value="3.26707037622997">
            <text:p>3.2670703762</text:p>
          </table:table-cell>
          <table:table-cell office:value-type="float" office:value="0.991573219349148">
            <text:p>0.9915732193</text:p>
          </table:table-cell>
          <table:table-cell office:value-type="float" office:value="3.24668099280192">
            <text:p>3.2466809928</text:p>
          </table:table-cell>
          <table:table-cell table:formula="of:=[results_4_CORES_PC_BY_END_VALUE.B47]-[results_4_CORES_PC_BY_END_VALUE.A47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2386024770629">
            <text:p>3.6238602477</text:p>
          </table:table-cell>
          <table:table-cell office:value-type="float" office:value="3.45283726283157">
            <text:p>3.4528372628</text:p>
          </table:table-cell>
          <table:table-cell office:value-type="float" office:value="0.993757194185281">
            <text:p>0.9937571942</text:p>
          </table:table-cell>
          <table:table-cell office:value-type="float" office:value="3.25773137366181">
            <text:p>3.2577313737</text:p>
          </table:table-cell>
          <table:table-cell table:formula="of:=[results_4_CORES_PC_BY_END_VALUE.B48]-[results_4_CORES_PC_BY_END_VALUE.A48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4352223651153">
            <text:p>3.6435222365</text:p>
          </table:table-cell>
          <table:table-cell office:value-type="float" office:value="3.64352335306092">
            <text:p>3.6435233531</text:p>
          </table:table-cell>
          <table:table-cell office:value-type="float" office:value="1.02452414210133">
            <text:p>1.0245241421</text:p>
          </table:table-cell>
          <table:table-cell office:value-type="float" office:value="3.29718401846218">
            <text:p>3.2971840185</text:p>
          </table:table-cell>
          <table:table-cell table:formula="of:=[results_4_CORES_PC_BY_END_VALUE.B49]-[results_4_CORES_PC_BY_END_VALUE.A49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8712373831787">
            <text:p>3.6871237383</text:p>
          </table:table-cell>
          <table:table-cell office:value-type="float" office:value="3.75050507665791">
            <text:p>3.7505050767</text:p>
          </table:table-cell>
          <table:table-cell office:value-type="float" office:value="1.02772211250967">
            <text:p>1.0277221125</text:p>
          </table:table-cell>
          <table:table-cell office:value-type="float" office:value="3.27718869160252">
            <text:p>3.2771886916</text:p>
          </table:table-cell>
          <table:table-cell table:formula="of:=[results_4_CORES_PC_BY_END_VALUE.B50]-[results_4_CORES_PC_BY_END_VALUE.A50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71674477590171">
            <text:p>3.7167447759</text:p>
          </table:table-cell>
          <table:table-cell office:value-type="float" office:value="3.79723394773986">
            <text:p>3.7972339477</text:p>
          </table:table-cell>
          <table:table-cell office:value-type="float" office:value="1.03037326213772">
            <text:p>1.0303732621</text:p>
          </table:table-cell>
          <table:table-cell office:value-type="float" office:value="3.35437036642961">
            <text:p>3.3543703664</text:p>
          </table:table-cell>
          <table:table-cell table:formula="of:=[results_4_CORES_PC_BY_END_VALUE.B51]-[results_4_CORES_PC_BY_END_VALUE.A51]" office:value-type="float" office:value="12000000">
            <text:p>12000000</text:p>
          </table:table-cell>
          <table:table-cell table:number-columns-repeated="4"/>
        </table:table-row>
      </table:table>
      <table:database-ranges>
        <table:database-range table:name="__Anonymous_DB__1" table:target-range-address="results_4_CORES_PC_BY_RANGE.A1:results_4_CORES_PC_BY_RANGE.AMJ1048576" table:contains-header="false"/>
        <table:database-range table:target-range-address="results_4_CORES_PC_BY_END_VALUE.A1:results_4_CORES_PC_BY_END_VALUE.G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18/03/2016</text:date>, <text:time>18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8T18:03:36.48</dc:date>
    <meta:editing-duration>PT1H33M47S</meta:editing-duration>
    <meta:editing-cycles>6</meta:editing-cycles>
    <meta:generator>OpenOffice/4.1.1$Win32 OpenOffice.org_project/411m6$Build-9775</meta:generator>
    <meta:document-statistic meta:table-count="2" meta:cell-count="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67cm" svg:height="12.54cm" xlink:href=".." xlink:type="simple" chart:class="chart:bar" chart:style-name="ch1">
        <chart:title svg:x="5.035cm" svg:y="0.386cm" chart:style-name="ch2">
          <text:p>Comparing the performance of concurrency implementations in Java</text:p>
        </chart:title>
        <chart:subtitle svg:x="9.414cm" svg:y="1.415cm" chart:style-name="ch3">
          <text:p>PC Results (by end value)</text:p>
        </chart:subtitle>
        <chart:legend chart:legend-position="end" svg:x="20.78cm" svg:y="5.172cm" style:legend-expansion="high" chart:style-name="ch4"/>
        <chart:plot-area chart:style-name="ch5" table:cell-range-address="results_4_CORES_PC_BY_END_VALUE.B2:results_4_CORES_PC_BY_END_VALUE.F66 results_4_CORES_PC_BY_END_VALUE.C1:results_4_CORES_PC_BY_END_VALUE.F1" chart:data-source-has-labels="both" svg:x="1.507cm" svg:y="2.598cm" svg:width="18.335cm" svg:height="8.684cm">
          <chartooo:coordinate-region svg:x="2.234cm" svg:y="2.81cm" svg:width="16.903cm" svg:height="7.375cm"/>
          <chart:axis chart:dimension="x" chart:name="primary-x" chart:style-name="ch6" chartooo:axis-type="auto">
            <chartooo:date-scale/>
            <chart:title svg:x="9.876cm" svg:y="11.533cm" chart:style-name="ch7">
              <text:p>End Value</text:p>
            </chart:title>
            <chart:categories table:cell-range-address="results_4_CORES_PC_BY_END_VALUE.B2:results_4_CORES_PC_BY_END_VALUE.B66"/>
          </chart:axis>
          <chart:axis chart:dimension="y" chart:name="primary-y" chart:style-name="ch8">
            <chart:title svg:x="0.451cm" svg:y="11.416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_BY_END_VALUE.C2:results_4_CORES_PC_BY_END_VALUE.C66" chart:label-cell-address="results_4_CORES_PC_BY_END_VALUE.C1:results_4_CORES_PC_BY_END_VALUE.C1" chart:class="chart:bar">
            <chart:data-point chart:repeated="65"/>
          </chart:series>
          <chart:series chart:style-name="ch12" chart:values-cell-range-address="results_4_CORES_PC_BY_END_VALUE.D2:results_4_CORES_PC_BY_END_VALUE.D66" chart:label-cell-address="results_4_CORES_PC_BY_END_VALUE.D1:results_4_CORES_PC_BY_END_VALUE.D1" chart:class="chart:bar">
            <chart:data-point chart:repeated="65"/>
          </chart:series>
          <chart:series chart:style-name="ch13" chart:values-cell-range-address="results_4_CORES_PC_BY_END_VALUE.E2:results_4_CORES_PC_BY_END_VALUE.E66" chart:label-cell-address="results_4_CORES_PC_BY_END_VALUE.E1:results_4_CORES_PC_BY_END_VALUE.E1" chart:class="chart:bar">
            <chart:data-point chart:repeated="65"/>
          </chart:series>
          <chart:series chart:style-name="ch14" chart:values-cell-range-address="results_4_CORES_PC_BY_END_VALUE.F2:results_4_CORES_PC_BY_END_VALUE.F66" chart:label-cell-address="results_4_CORES_PC_BY_END_VALUE.F1:results_4_CORES_PC_BY_END_VALUE.F1" chart:class="chart:bar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_BY_END_VALUE.C1:results_4_CORES_PC_BY_END_VALUE.C1</svg:desc>
                </draw:g>
              </table:table-cell>
              <table:table-cell office:value-type="string">
                <text:p> NC/TP ratio</text:p>
                <draw:g>
                  <svg:desc>results_4_CORES_PC_BY_END_VALUE.D1:results_4_CORES_PC_BY_END_VALUE.D1</svg:desc>
                </draw:g>
              </table:table-cell>
              <table:table-cell office:value-type="string">
                <text:p> NC/SS ratio</text:p>
                <draw:g>
                  <svg:desc>results_4_CORES_PC_BY_END_VALUE.E1:results_4_CORES_PC_BY_END_VALUE.E1</svg:desc>
                </draw:g>
              </table:table-cell>
              <table:table-cell office:value-type="string">
                <text:p> NC/PS ratio</text:p>
                <draw:g>
                  <svg:desc>results_4_CORES_PC_BY_END_VALUE.F1:results_4_CORES_PC_BY_END_VALUE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PC_BY_END_VALUE.B2:results_4_CORES_PC_BY_END_VALUE.B66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_BY_END_VALUE.C2:results_4_CORES_PC_BY_END_VALUE.C66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_BY_END_VALUE.D2:results_4_CORES_PC_BY_END_VALUE.D66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_BY_END_VALUE.E2:results_4_CORES_PC_BY_END_VALUE.E66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_BY_END_VALUE.F2:results_4_CORES_PC_BY_END_VALUE.F6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1.045cm" svg:y="1.441cm" chart:style-name="ch3">
          <text:p>PC Results (by range)</text:p>
        </chart:subtitle>
        <chart:legend chart:legend-position="end" svg:x="23.38cm" svg:y="5.477cm" style:legend-expansion="high" chart:style-name="ch4"/>
        <chart:plot-area chart:style-name="ch5" table:cell-range-address="results_4_CORES_PC_BY_RANGE.F2:results_4_CORES_PC_BY_RANGE.G72 results_4_CORES_PC_BY_RANGE.C1:results_4_CORES_PC_BY_RANGE.E72 results_4_CORES_PC_BY_RANGE.F1:results_4_CORES_PC_BY_RANGE.F1" chart:data-source-has-labels="both" svg:x="1.559cm" svg:y="2.65cm" svg:width="20.779cm" svg:height="9.229cm">
          <chartooo:coordinate-region svg:x="2.286cm" svg:y="2.862cm" svg:width="20.052cm" svg:height="7.92cm"/>
          <chart:axis chart:dimension="x" chart:name="primary-x" chart:style-name="ch6" chartooo:axis-type="auto">
            <chartooo:date-scale/>
            <chart:title svg:x="10.793cm" svg:y="12.143cm" chart:style-name="ch7">
              <text:p>Size of data set</text:p>
            </chart:title>
            <chart:categories table:cell-range-address="results_4_CORES_PC_BY_RANGE.G2:results_4_CORES_PC_BY_RANGE.G72"/>
          </chart:axis>
          <chart:axis chart:dimension="y" chart:name="primary-y" chart:style-name="ch8">
            <chart:title svg:x="0.451cm" svg:y="11.74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_BY_RANGE.C2:results_4_CORES_PC_BY_RANGE.C72" chart:label-cell-address="results_4_CORES_PC_BY_RANGE.C1:results_4_CORES_PC_BY_RANGE.C1" chart:class="chart:bar">
            <chart:data-point chart:repeated="71"/>
          </chart:series>
          <chart:series chart:style-name="ch12" chart:values-cell-range-address="results_4_CORES_PC_BY_RANGE.D2:results_4_CORES_PC_BY_RANGE.D72" chart:label-cell-address="results_4_CORES_PC_BY_RANGE.D1:results_4_CORES_PC_BY_RANGE.D1" chart:class="chart:bar">
            <chart:data-point chart:repeated="71"/>
          </chart:series>
          <chart:series chart:style-name="ch13" chart:values-cell-range-address="results_4_CORES_PC_BY_RANGE.E2:results_4_CORES_PC_BY_RANGE.E72" chart:label-cell-address="results_4_CORES_PC_BY_RANGE.E1:results_4_CORES_PC_BY_RANGE.E1" chart:class="chart:bar">
            <chart:data-point chart:repeated="71"/>
          </chart:series>
          <chart:series chart:style-name="ch14" chart:values-cell-range-address="results_4_CORES_PC_BY_RANGE.F2:results_4_CORES_PC_BY_RANGE.F72" chart:label-cell-address="results_4_CORES_PC_BY_RANGE.F1:results_4_CORES_PC_BY_RANGE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_BY_RANGE.C1:results_4_CORES_PC_BY_RANGE.C1</svg:desc>
                </draw:g>
              </table:table-cell>
              <table:table-cell office:value-type="string">
                <text:p> NC/TP ratio</text:p>
                <draw:g>
                  <svg:desc>results_4_CORES_PC_BY_RANGE.D1:results_4_CORES_PC_BY_RANGE.D1</svg:desc>
                </draw:g>
              </table:table-cell>
              <table:table-cell office:value-type="string">
                <text:p> NC/SS ratio</text:p>
                <draw:g>
                  <svg:desc>results_4_CORES_PC_BY_RANGE.E1:results_4_CORES_PC_BY_RANGE.E1</svg:desc>
                </draw:g>
              </table:table-cell>
              <table:table-cell office:value-type="string">
                <text:p> NC/PS ratio</text:p>
                <draw:g>
                  <svg:desc>results_4_CORES_PC_BY_RANGE.F1:results_4_CORES_PC_BY_RANGE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PC_BY_RANGE.G2:results_4_CORES_PC_BY_RANGE.G72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_BY_RANGE.C2:results_4_CORES_PC_BY_RANGE.C72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_BY_RANGE.D2:results_4_CORES_PC_BY_RANGE.D72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_BY_RANGE.E2:results_4_CORES_PC_BY_RANGE.E72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_BY_RANGE.F2:results_4_CORES_PC_BY_RANGE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